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 style:list-style-name="L1">
      <style:text-properties style:font-name="Liberation San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list xml:id="list3253025230" text:style-name="L1">
        <text:list-item>
          <text:p text:style-name="P2">False</text:p>
        </text:list-item>
        <text:list-item>
          <text:p text:style-name="P2">False</text:p>
        </text:list-item>
        <text:list-item>
          <text:p text:style-name="P2">False</text:p>
        </text:list-item>
        <text:list-item>
          <text:p text:style-name="P2">True</text:p>
        </text:list-item>
        <text:list-item>
          <text:p text:style-name="P2">True</text:p>
        </text:list-item>
        <text:list-item>
          <text:p text:style-name="P2">False</text:p>
        </text:list-item>
        <text:list-item>
          <text:p text:style-name="P2">False</text:p>
        </text:list-item>
        <text:list-item>
          <text:p text:style-name="P2">False</text:p>
        </text:list-item>
        <text:list-item>
          <text:p text:style-name="P2">A</text:p>
        </text:list-item>
        <text:list-item>
          <text:p text:style-name="P2"><text:s/>D</text:p>
        </text:list-item>
        <text:list-item>
          <text:p text:style-name="P2"><text:s/>C</text:p>
        </text:list-item>
        <text:list-item>
          <text:p text:style-name="P2"><text:s/>B</text:p>
        </text:list-item>
        <text:list-item>
          <text:p text:style-name="P2"><text:s/>B</text:p>
        </text:list-item>
        <text:list-item>
          <text:p text:style-name="P2"><text:s/>C</text:p>
        </text:list-item>
        <text:list-item>
          <text:p text:style-name="P2"><text:s/>B</text:p>
        </text:list-item>
        <text:list-item>
          <text:p text:style-name="P2"><text:s/>D</text:p>
        </text:list-item>
        <text:list-item>
          <text:p text:style-name="P2"><text:s/>A</text:p>
        </text:list-item>
        <text:list-item>
          <text:p text:style-name="P2"><text:s/>A </text:p>
        </text:list-item>
        <text:list-item>
          <text:p text:style-name="P2"><text:s/>B</text:p>
        </text:list-item>
        <text:list-item>
          <text:p text:style-name="P2"><text:s/>C</text:p>
        </text:list-item>
        <text:list-item>
          <text:p text:style-name="P2"><text:s/>C</text:p>
        </text:list-item>
        <text:list-item>
          <text:p text:style-name="P2"><text:s/>B</text:p>
        </text:list-item>
        <text:list-item>
          <text:p text:style-name="P2"><text:s/>C </text:p>
        </text:list-item>
        <text:list-item>
          <text:p text:style-name="P2"><text:s/>A</text:p>
        </text:list-item>
        <text:list-item>
          <text:p text:style-name="P2"><text:s/>C</text:p>
        </text:list-item>
        <text:list-item>
          <text:p text:style-name="P2"><text:s/>A</text:p>
        </text:list-item>
        <text:list-item>
          <text:p text:style-name="P2"><text:s/>The output is “After XOR, a = 3 and b = 4”.</text:p>
        </text:list-item>
        <text:list-item>
          <text:p text:style-name="P2"><text:s/></text:p>
          <text:list>
            <text:list-item>
              <text:p text:style-name="P2">1</text:p>
            </text:list-item>
            <text:list-item>
              <text:p text:style-name="P2">7</text:p>
            </text:list-item>
            <text:list-item>
              <text:p text:style-name="P2">6</text:p>
            </text:list-item>
            <text:list-item>
              <text:p text:style-name="P2">1</text:p>
            </text:list-item>
            <text:list-item>
              <text:p text:style-name="P2">8</text:p>
            </text:list-item>
            <text:list-item>
              <text:p text:style-name="P2">0</text:p>
            </text:list-item>
          </text:list>
        </text:list-item>
        <text:list-item>
          <text:p text:style-name="P2"><text:s/></text:p>
          <text:list>
            <text:list-item>
              <text:p text:style-name="P2">2</text:p>
            </text:list-item>
            <text:list-item>
              <text:p text:style-name="P2">1</text:p>
            </text:list-item>
            <text:list-item>
              <text:p text:style-name="P2">1</text:p>
            </text:list-item>
            <text:list-item>
              <text:p text:style-name="P2">1</text:p>
            </text:list-item>
          </text:list>
        </text:list-item>
        <text:list-item>
          <text:p text:style-name="P2"><text:s/>1111 1111</text:p>
        </text:list-item>
        <text:list-item>
          <text:p text:style-name="P2"><text:s text:c="2"/>goto</text:p>
        </text:list-item>
        <text:list-item>
          <text:p text:style-name="P2"><text:s/>continue</text:p>
        </text:list-item>
        <text:list-item>
          <text:p text:style-name="P2"><text:s/>break</text:p>
        </text:list-item>
        <text:list-item>
          <text:p text:style-name="P2"><text:s/>labe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5:46:39.005706780</meta:creation-date>
    <dc:date>2021-03-03T16:53:24.812166698</dc:date>
    <meta:editing-duration>PT46M33S</meta:editing-duration>
    <meta:editing-cycles>7</meta:editing-cycles>
    <meta:generator>LibreOffice/7.1.0.3$Linux_X86_64 LibreOffice_project/10$Build-3</meta:generator>
    <meta:document-statistic meta:table-count="0" meta:image-count="0" meta:object-count="0" meta:page-count="1" meta:paragraph-count="45" meta:word-count="100" meta:character-count="297" meta:non-whitespace-character-count="256"/>
  </office:meta>
</office:document-meta>
</file>